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168" officeooo:paragraph-rsid="00196168"/>
    </style:style>
    <style:style style:name="P2" style:family="paragraph" style:parent-style-name="Standard">
      <style:text-properties officeooo:rsid="0019e255" officeooo:paragraph-rsid="0019e255"/>
    </style:style>
    <style:style style:name="P3" style:family="paragraph" style:parent-style-name="Standard">
      <style:text-properties officeooo:rsid="001a194e" officeooo:paragraph-rsid="001a194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e255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9e255" style:font-style-asian="normal" style:font-style-complex="normal"/>
    </style:style>
    <style:style style:name="T5" style:family="text">
      <style:text-properties fo:font-style="normal" officeooo:rsid="001a194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a visualização da quantidade de nós acessados, foi adicionado um atributo <text:span text:style-name="T1">qtdNohsInsercao</text:span><text:span text:style-name="T3"> e </text:span><text:span text:style-name="T1">qtdNohsBusca</text:span><text:span text:style-name="T3">, responsáveis por contar quantos nós foram acessados na inserção e busca, respectivamente. Essas variáveis são zeradas a cada chamada de inserção ou busca e incrementadas de maneira específica. Dessa forma, a quantidade de nós acessados na inserção é feita da seguinte forma:</text:span></text:p>
      <text:p text:style-name="P1"><text:span text:style-name="T3"/></text:p>
      <text:p text:style-name="P1"><text:span text:style-name="T3"/></text:p>
      <text:p text:style-name="P1"><text:span text:style-name="T3">…</text:span></text:p>
      <text:p text:style-name="P1"><text:span text:style-name="T3"/></text:p>
      <text:p text:style-name="P1"><text:span text:style-name="T3"/></text:p>
      <text:p text:style-name="P1"><text:span text:style-name="T3">Atenção para o seguinte trecho de código, que é utilizado especificamente na AVL, em que as rotações representam dois nós acessados. </text:span><text:span text:style-name="T4">Como na ABB não há balanceamento, o código não é utilizado. Atenção pelo fato de que para rotações esquerda-direita ou direita-esquerda, são feitas duas chamadas respectivas para a função </text:span><text:span text:style-name="T2">rotacaoDireita</text:span><text:span text:style-name="T4"> seguida da </text:span><text:span text:style-name="T2">rotacaoEsquerda</text:span><text:span text:style-name="T4"> ou vice-versa. Portanto, nesses dois casos o contador é incrementado em 4 unidades, enquanto nas rotações simples é incrementado em 2 unidades. </text:span></text:p>
      <text:p text:style-name="P1"><text:span text:style-name="T4"/></text:p>
      <text:p text:style-name="P1"><text:span text:style-name="T4"/></text:p>
      <text:p text:style-name="P1"><text:span text:style-name="T4">…</text:span></text:p>
      <text:p text:style-name="P1"><text:span text:style-name="T4"/></text:p>
      <text:p text:style-name="P1"><text:span text:style-name="T4"/></text:p>
      <text:p text:style-name="P2"><text:span text:style-name="T3">Feito isso, foi montada uma tabela com o resultado da inserção de 25 dados na AVL e na ABB:</text:span></text:p>
      <text:p text:style-name="P2"><text:span text:style-name="T3"/></text:p>
      <text:p text:style-name="P2"><text:span text:style-name="T3">…</text:span></text:p>
      <text:p text:style-name="P2"><text:span text:style-name="T3">//</text:span><text:span text:style-name="T5">Tabelas</text:span></text:p>
      <text:p text:style-name="P2"><text:span text:style-name="T5"/></text:p>
      <text:p text:style-name="P2"><text:span text:style-name="T5"/></text:p>
      <text:p text:style-name="P3"><text:span text:style-name="T3">O desenho das árvores ficou da seguinte forma:</text:span></text:p>
      <text:p text:style-name="P3"><text:span text:style-name="T3"/></text:p>
      <text:p text:style-name="P3"><text:span text:style-name="T3">…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0:46:30.916936105</meta:creation-date>
    <dc:date>2021-02-07T11:14:52.412637237</dc:date>
    <meta:editing-duration>PT8M</meta:editing-duration>
    <meta:editing-cycles>1</meta:editing-cycles>
    <meta:document-statistic meta:table-count="0" meta:image-count="0" meta:object-count="0" meta:page-count="1" meta:paragraph-count="9" meta:word-count="165" meta:character-count="1042" meta:non-whitespace-character-count="885"/>
    <meta:generator>LibreOffice/6.4.6.2$Linux_X86_64 LibreOffice_project/40$Build-2</meta:generator>
  </office:meta>
</office:document-meta>
</file>